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hjelmiston harjoitustyö kevät 2014</text:p>
      <text:p text:style-name="Standard">Vesa Piilola</text:p>
      <text:p text:style-name="Standard"/>
      <text:p text:style-name="P1">Tuntikirjanpito</text:p>
      <text:p text:style-name="P1"/>
      <text:p text:style-name="P1">Keskiviikko 14.1.</text:p>
      <text:p text:style-name="P1">Git hubin muistelua</text:p>
      <text:p text:style-name="P1">Dokumentoinnin aloittelua </text:p>
      <text:p text:style-name="P1">Viime kertaisen projektin tarkastelua ja arviointia </text:p>
      <text:p text:style-name="P1"/>
      <text:p text:style-name="P1">yht. 1,5 h</text:p>
      <text:p text:style-name="P1"/>
      <text:p text:style-name="P1"/>
      <text:p text:style-name="P1">Torstai 15.1.</text:p>
      <text:p text:style-name="P1">Git Hubin kertaust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sa Piilola</meta:initial-creator>
    <meta:creation-date>2014-01-16T16:13:41</meta:creation-date>
    <dc:date>2014-01-16T16:16:08</dc:date>
    <dc:creator>Vesa Piilola</dc:creator>
    <meta:editing-duration>P0D</meta:editing-duration>
    <meta:editing-cycles>1</meta:editing-cycles>
    <meta:document-statistic meta:table-count="0" meta:image-count="0" meta:object-count="0" meta:page-count="1" meta:paragraph-count="10" meta:word-count="28" meta:character-count="219" meta:non-whitespace-character-count="219"/>
    <meta:generator>LibreOffice/3.5$Linux_X86_64 LibreOffice_project/350m1$Build-2</meta:generator>
  </office:meta>
</office:document-meta>
</file>